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9595935540208" calcext:value-type="float">
            <text:p>96,96</text:p>
          </table:table-cell>
          <table:table-cell table:style-name="ce3" table:formula="of:=([.F2]/12597)*100" office:value-type="float" office:value="3.0404064459792" calcext:value-type="float">
            <text:p>3,04</text:p>
          </table:table-cell>
          <table:table-cell office:value-type="float" office:value="7240" calcext:value-type="float">
            <text:p>7240</text:p>
          </table:table-cell>
          <table:table-cell table:style-name="ce4" table:formula="of:=[.E18]+[.H18]" office:value-type="float" office:value="12214" calcext:value-type="float">
            <text:p>12214</text:p>
          </table:table-cell>
          <table:table-cell table:formula="of:=12597-[.E2]" office:value-type="float" office:value="383" calcext:value-type="float">
            <text:p>383</text:p>
          </table:table-cell>
          <table:table-cell office:value-type="float" office:value="124.583182096" calcext:value-type="float">
            <text:p>124,583182096</text:p>
          </table:table-cell>
          <table:table-cell office:value-type="float" office:value="11.3295469284" calcext:value-type="float">
            <text:p>11,329546928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4676510280225" calcext:value-type="float">
            <text:p>97,47</text:p>
          </table:table-cell>
          <table:table-cell table:style-name="ce3" table:formula="of:=([.F3]/12597)*100" office:value-type="float" office:value="2.53234897197745" calcext:value-type="float">
            <text:p>2,53</text:p>
          </table:table-cell>
          <table:table-cell office:value-type="float" office:value="7247" calcext:value-type="float">
            <text:p>7247</text:p>
          </table:table-cell>
          <table:table-cell table:style-name="ce4" table:formula="of:=[.E19]+[.H19]" office:value-type="float" office:value="12278" calcext:value-type="float">
            <text:p>12278</text:p>
          </table:table-cell>
          <table:table-cell table:formula="of:=12597-[.E3]" office:value-type="float" office:value="319" calcext:value-type="float">
            <text:p>319</text:p>
          </table:table-cell>
          <table:table-cell office:value-type="float" office:value="70.3284709454" calcext:value-type="float">
            <text:p>70,3284709454</text:p>
          </table:table-cell>
          <table:table-cell office:value-type="float" office:value="11.4650800228" calcext:value-type="float">
            <text:p>11,465080022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675319520521" calcext:value-type="float">
            <text:p>96,97</text:p>
          </table:table-cell>
          <table:table-cell table:style-name="ce3" table:formula="of:=([.F4]/12597)*100" office:value-type="float" office:value="3.03246804794792" calcext:value-type="float">
            <text:p>3,03</text:p>
          </table:table-cell>
          <table:table-cell office:value-type="float" office:value="7244" calcext:value-type="float">
            <text:p>7244</text:p>
          </table:table-cell>
          <table:table-cell table:style-name="ce4" table:formula="of:=[.E20]+[.H20]" office:value-type="float" office:value="12215" calcext:value-type="float">
            <text:p>12215</text:p>
          </table:table-cell>
          <table:table-cell table:formula="of:=12597-[.E4]" office:value-type="float" office:value="382" calcext:value-type="float">
            <text:p>382</text:p>
          </table:table-cell>
          <table:table-cell office:value-type="float" office:value="116.870355129" calcext:value-type="float">
            <text:p>116,870355129</text:p>
          </table:table-cell>
          <table:table-cell office:value-type="float" office:value="10.2386350632" calcext:value-type="float">
            <text:p>10,238635063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4041438437723" calcext:value-type="float">
            <text:p>97,40</text:p>
          </table:table-cell>
          <table:table-cell table:style-name="ce3" table:formula="of:=([.F5]/12597)*100" office:value-type="float" office:value="2.59585615622767" calcext:value-type="float">
            <text:p>2,60</text:p>
          </table:table-cell>
          <table:table-cell office:value-type="float" office:value="7221" calcext:value-type="float">
            <text:p>7221</text:p>
          </table:table-cell>
          <table:table-cell table:style-name="ce4" table:formula="of:=[.E21]+[.H21]" office:value-type="float" office:value="12270" calcext:value-type="float">
            <text:p>12270</text:p>
          </table:table-cell>
          <table:table-cell table:formula="of:=12597-[.E5]" office:value-type="float" office:value="327" calcext:value-type="float">
            <text:p>327</text:p>
          </table:table-cell>
          <table:table-cell office:value-type="float" office:value="74.3614070415" calcext:value-type="float">
            <text:p>74,3614070415</text:p>
          </table:table-cell>
          <table:table-cell office:value-type="float" office:value="11.2318229675" calcext:value-type="float">
            <text:p>11,231822967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4914662221164" calcext:value-type="float">
            <text:p>97,49</text:p>
          </table:table-cell>
          <table:table-cell table:style-name="ce3" table:formula="of:=([.F6]/12597)*100" office:value-type="float" office:value="2.50853377788362" calcext:value-type="float">
            <text:p>2,51</text:p>
          </table:table-cell>
          <table:table-cell office:value-type="float" office:value="7243" calcext:value-type="float">
            <text:p>7243</text:p>
          </table:table-cell>
          <table:table-cell table:style-name="ce4" table:formula="of:=[.E22]+[.H22]" office:value-type="float" office:value="12281" calcext:value-type="float">
            <text:p>12281</text:p>
          </table:table-cell>
          <table:table-cell table:formula="of:=12597-[.E6]" office:value-type="float" office:value="316" calcext:value-type="float">
            <text:p>316</text:p>
          </table:table-cell>
          <table:table-cell office:value-type="float" office:value="687.200373888" calcext:value-type="float">
            <text:p>687,200373888</text:p>
          </table:table-cell>
          <table:table-cell office:value-type="float" office:value="11.3971831799" calcext:value-type="float">
            <text:p>11,397183179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421767087402" calcext:value-type="float">
            <text:p>97,14</text:p>
          </table:table-cell>
          <table:table-cell table:style-name="ce3" table:formula="of:=([.F7]/12597)*100" office:value-type="float" office:value="2.85782329125982" calcext:value-type="float">
            <text:p>2,86</text:p>
          </table:table-cell>
          <table:table-cell office:value-type="float" office:value="7223" calcext:value-type="float">
            <text:p>7223</text:p>
          </table:table-cell>
          <table:table-cell table:style-name="ce4" table:formula="of:=[.E23]+[.H23]" office:value-type="float" office:value="12237" calcext:value-type="float">
            <text:p>12237</text:p>
          </table:table-cell>
          <table:table-cell table:formula="of:=12597-[.E7]" office:value-type="float" office:value="360" calcext:value-type="float">
            <text:p>360</text:p>
          </table:table-cell>
          <table:table-cell office:value-type="float" office:value="75.1925730705" calcext:value-type="float">
            <text:p>75,1925730705</text:p>
          </table:table-cell>
          <table:table-cell office:value-type="float" office:value="11.4261488914" calcext:value-type="float">
            <text:p>11,42614889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026037945543" calcext:value-type="float">
            <text:p>97,60</text:p>
          </table:table-cell>
          <table:table-cell table:style-name="ce3" table:formula="of:=([.F8]/12597)*100" office:value-type="float" office:value="2.39739620544574" calcext:value-type="float">
            <text:p>2,40</text:p>
          </table:table-cell>
          <table:table-cell office:value-type="float" office:value="7253" calcext:value-type="float">
            <text:p>7253</text:p>
          </table:table-cell>
          <table:table-cell table:style-name="ce4" table:formula="of:=[.E24]+[.H24]" office:value-type="float" office:value="12295" calcext:value-type="float">
            <text:p>12295</text:p>
          </table:table-cell>
          <table:table-cell table:formula="of:=12597-[.E8]" office:value-type="float" office:value="302" calcext:value-type="float">
            <text:p>302</text:p>
          </table:table-cell>
          <table:table-cell office:value-type="float" office:value="192.661548138" calcext:value-type="float">
            <text:p>192,661548138</text:p>
          </table:table-cell>
          <table:table-cell office:value-type="float" office:value="11.4695010185" calcext:value-type="float">
            <text:p>11,469501018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5867269984917" calcext:value-type="float">
            <text:p>97,59</text:p>
          </table:table-cell>
          <table:table-cell table:style-name="ce3" table:formula="of:=([.F9]/12597)*100" office:value-type="float" office:value="2.4132730015083" calcext:value-type="float">
            <text:p>2,41</text:p>
          </table:table-cell>
          <table:table-cell office:value-type="float" office:value="7227" calcext:value-type="float">
            <text:p>7227</text:p>
          </table:table-cell>
          <table:table-cell table:style-name="ce4" table:formula="of:=[.E25]+[.H25]" office:value-type="float" office:value="12293" calcext:value-type="float">
            <text:p>12293</text:p>
          </table:table-cell>
          <table:table-cell table:formula="of:=12597-[.E9]" office:value-type="float" office:value="304" calcext:value-type="float">
            <text:p>304</text:p>
          </table:table-cell>
          <table:table-cell office:value-type="float" office:value="351.128553867" calcext:value-type="float">
            <text:p>351,128553867</text:p>
          </table:table-cell>
          <table:table-cell office:value-type="float" office:value="11.5745887756" calcext:value-type="float">
            <text:p>11,574588775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1580535048027" calcext:value-type="float">
            <text:p>97,16</text:p>
          </table:table-cell>
          <table:table-cell table:style-name="ce3" table:formula="of:=([.F10]/12597)*100" office:value-type="float" office:value="2.84194649519727" calcext:value-type="float">
            <text:p>2,84</text:p>
          </table:table-cell>
          <table:table-cell office:value-type="float" office:value="7176" calcext:value-type="float">
            <text:p>7176</text:p>
          </table:table-cell>
          <table:table-cell table:style-name="ce4" table:formula="of:=[.E26]+[.H26]" office:value-type="float" office:value="12239" calcext:value-type="float">
            <text:p>12239</text:p>
          </table:table-cell>
          <table:table-cell table:formula="of:=12597-[.E10]" office:value-type="float" office:value="358" calcext:value-type="float">
            <text:p>358</text:p>
          </table:table-cell>
          <table:table-cell office:value-type="float" office:value="126.566704035" calcext:value-type="float">
            <text:p>126,566704035</text:p>
          </table:table-cell>
          <table:table-cell office:value-type="float" office:value="11.5298519135" calcext:value-type="float">
            <text:p>11,529851913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406366595221" calcext:value-type="float">
            <text:p>97,34</text:p>
          </table:table-cell>
          <table:table-cell table:style-name="ce3" table:formula="of:=([.F11]/12597)*100" office:value-type="float" office:value="2.65936334047789" calcext:value-type="float">
            <text:p>2,66</text:p>
          </table:table-cell>
          <table:table-cell office:value-type="float" office:value="7237" calcext:value-type="float">
            <text:p>7237</text:p>
          </table:table-cell>
          <table:table-cell table:style-name="ce4" table:formula="of:=[.E27]+[.H27]" office:value-type="float" office:value="12262" calcext:value-type="float">
            <text:p>12262</text:p>
          </table:table-cell>
          <table:table-cell table:formula="of:=12597-[.E11]" office:value-type="float" office:value="335" calcext:value-type="float">
            <text:p>335</text:p>
          </table:table-cell>
          <table:table-cell office:value-type="float" office:value="76.5868508816" calcext:value-type="float">
            <text:p>76,5868508816</text:p>
          </table:table-cell>
          <table:table-cell office:value-type="float" office:value="11.3318619728" calcext:value-type="float">
            <text:p>11,33186197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120584266095" calcext:value-type="float">
            <text:p>97,3120584266</text:p>
          </table:table-cell>
          <table:table-cell table:formula="of:=AVERAGE([.C2:.C11])" office:value-type="float" office:value="2.68794157339049" calcext:value-type="float">
            <text:p>2,6879415734</text:p>
          </table:table-cell>
          <table:table-cell table:formula="of:=SUM([.D2:.D11])/10" office:value-type="float" office:value="7231.1" calcext:value-type="float">
            <text:p>7231,1</text:p>
          </table:table-cell>
          <table:table-cell table:formula="of:=AVERAGE([.E2:.E11])" office:value-type="float" office:value="12258.4" calcext:value-type="float">
            <text:p>12258,4</text:p>
          </table:table-cell>
          <table:table-cell table:formula="of:=AVERAGE([.F2:.F11])" office:value-type="float" office:value="338.6" calcext:value-type="float">
            <text:p>338,6</text:p>
          </table:table-cell>
          <table:table-cell table:formula="of:=SUM([.G2:.G11])/10" office:value-type="float" office:value="189.5480019092" calcext:value-type="float">
            <text:p>189,5480019092</text:p>
          </table:table-cell>
          <table:table-cell table:formula="of:=SUM([.H2:.H11])/10" office:value-type="float" office:value="11.29942207336" calcext:value-type="float">
            <text:p>11,299422073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74033500039692" calcext:value-type="float">
            <text:p>0,574033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52.9" calcext:value-type="float">
            <text:p>5852,9</text:p>
          </table:table-cell>
          <table:table-cell table:formula="of:=AVERAGE([.G18:.G27])" office:value-type="float" office:value="9.8" calcext:value-type="float">
            <text:p>9,8</text:p>
          </table:table-cell>
          <table:table-cell/>
          <table:table-cell office:value-type="float" office:value="5865" calcext:value-type="float">
            <text:p>5865</text:p>
          </table:table-cell>
          <table:table-cell office:value-type="float" office:value="356" calcext:value-type="float">
            <text:p>356</text:p>
          </table:table-cell>
          <table:table-cell office:value-type="float" office:value="27" calcext:value-type="float">
            <text:p>27</text:p>
          </table:table-cell>
          <table:table-cell table:formula="of:=12597-SUM([.E18:.G18])" office:value-type="float" office:value="6349" calcext:value-type="float">
            <text:p>634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8.8" calcext:value-type="float">
            <text:p>328,8</text:p>
          </table:table-cell>
          <table:table-cell table:formula="of:=AVERAGE([.H18:.H27])" office:value-type="float" office:value="6405.5" calcext:value-type="float">
            <text:p>6405,5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431" calcext:value-type="float">
            <text:p>643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8" calcext:value-type="float">
            <text:p>5818</text:p>
          </table:table-cell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397" calcext:value-type="float">
            <text:p>63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52.9" calcext:value-type="float">
            <text:p>5852,9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table:formula="of:=12597-SUM([.E21:.G21])" office:value-type="float" office:value="6397" calcext:value-type="float">
            <text:p>63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8.8" calcext:value-type="float">
            <text:p>328,8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formula="of:=12597-SUM([.E22:.G22])" office:value-type="float" office:value="6457" calcext:value-type="float">
            <text:p>64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9.8" calcext:value-type="float">
            <text:p>9,8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395" calcext:value-type="float">
            <text:p>639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5.5" calcext:value-type="float">
            <text:p>6405,5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table:formula="of:=12597-SUM([.E24:.G24])" office:value-type="float" office:value="6471" calcext:value-type="float">
            <text:p>64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400" calcext:value-type="float">
            <text:p>640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1" calcext:value-type="float">
            <text:p>5881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358" calcext:value-type="float">
            <text:p>635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table:formula="of:=12597-SUM([.E27:.G27])" office:value-type="float" office:value="6400" calcext:value-type="float">
            <text:p>640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120584266095" calcext:value-type="float">
            <text:p>0,9731205843</text:p>
          </table:table-cell>
          <table:table-cell table:number-columns-repeated="2"/>
          <table:table-cell table:formula="of:=SUM([.E18:.E27])/10" office:value-type="float" office:value="5852.9" calcext:value-type="float">
            <text:p>5852,9</text:p>
          </table:table-cell>
          <table:table-cell table:formula="of:=SUM([.F18:.F27])/10" office:value-type="float" office:value="328.8" calcext:value-type="float">
            <text:p>328,8</text:p>
          </table:table-cell>
          <table:table-cell table:formula="of:=SUM([.G18:.G27])/10" office:value-type="float" office:value="9.8" calcext:value-type="float">
            <text:p>9,8</text:p>
          </table:table-cell>
          <table:table-cell table:formula="of:=SUM([.H18:.H27])/10" office:value-type="float" office:value="6405.5" calcext:value-type="float">
            <text:p>640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8794157339049" calcext:value-type="float">
            <text:p>0,0268794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8328415235301" calcext:value-type="float">
            <text:p>0,9983284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1175326314539" calcext:value-type="float">
            <text:p>0,951175326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25:03.9473629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3S</meta:editing-duration>
    <meta:editing-cycles>6</meta:editing-cycles>
    <meta:generator>LibreOffice/5.1.6.2$Linux_X86_64 LibreOffice_project/10m0$Build-2</meta:generator>
    <dc:date>2018-01-20T03:26:20.093889552</dc:date>
    <meta:document-statistic meta:table-count="1" meta:cell-count="177" meta:object-count="0"/>
  </office:meta>
</office:document-meta>
</file>